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Calibri" fo:font-size="12pt" style:font-size-asian="12pt" style:font-size-complex="12pt"/>
    </style:style>
    <style:style style:name="P2" style:family="paragraph" style:parent-style-name="Text_20_body">
      <style:text-properties style:font-name="Calibri" fo:font-size="12pt" style:font-name-asian="Arial Unicode MS" style:font-size-asian="12pt" style:font-name-complex="Mangal"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5" style:family="paragraph" style:parent-style-name="Subtítulo_5f_portada">
      <style:text-properties style:font-name="Calibri1"/>
    </style:style>
    <style:style style:name="P6" style:family="paragraph" style:parent-style-name="Universidad_5f_portada">
      <style:text-properties style:font-name="Calibri1" fo:font-size="14pt" style:font-size-asian="14pt" style:font-size-complex="14pt"/>
    </style:style>
    <style:style style:name="P7" style:family="paragraph" style:parent-style-name="EPS_5f_portada">
      <style:paragraph-properties fo:margin-top="0cm" fo:margin-bottom="0.4cm"/>
      <style:text-properties style:font-name="Calibri1" fo:font-size="14pt" style:font-size-asian="14pt" style:font-size-complex="14pt"/>
    </style:style>
    <style:style style:name="P8" style:family="paragraph" style:parent-style-name="Título_5f_portada">
      <style:text-properties style:font-name="Calibri1" fo:font-size="20pt" fo:font-weight="normal" style:font-size-asian="20pt" style:font-weight-asian="normal" style:font-size-complex="20pt" style:font-weight-complex="normal"/>
    </style:style>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4">
      <style:text-properties fo:font-weight="bold" style:font-weight-asian="bold" style:font-weight-complex="bold"/>
    </style:style>
    <style:style style:name="P12" style:family="paragraph" style:parent-style-name="Text_20_body" style:list-style-name="L2">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text-properties style:font-name="Calibri" fo:font-size="12pt" style:font-name-asian="Arial Unicode MS" style:font-size-asian="12pt" style:font-name-complex="Mangal" style:font-size-complex="12pt"/>
    </style:style>
    <style:style style:name="P16" style:family="paragraph" style:parent-style-name="Text_20_body" style:list-style-name="L5">
      <style:text-properties style:font-name="Calibri" fo:font-size="12pt" style:font-size-asian="12pt" style:font-size-complex="12pt"/>
    </style:style>
    <style:style style:name="P17" style:family="paragraph" style:parent-style-name="Text_20_body">
      <style:text-properties style:font-name="Calibri"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P18" style:family="paragraph" style:parent-style-name="Text_20_body" style:list-style-name="L6">
      <style:text-properties style:font-name="Calibri" fo:font-size="12pt" fo:font-weight="bold" style:font-size-asian="12pt" style:font-weight-asian="bold" style:font-size-complex="12pt" style:font-weight-complex="bold"/>
    </style:style>
    <style:style style:name="P19" style:family="paragraph" style:parent-style-name="Text_20_body" style:list-style-name="L5">
      <style:text-properties style:font-name="Calibri" fo:font-size="12pt" fo:font-weight="bold" style:font-size-asian="12pt" style:font-weight-asian="bold" style:font-size-complex="12pt" style:font-weight-complex="bold"/>
    </style:style>
    <style:style style:name="P20" style:family="paragraph" style:parent-style-name="Text_20_body" style:list-style-name="L6">
      <style:text-properties style:font-name="Calibri" fo:font-size="12pt" fo:font-weight="bold" style:font-name-asian="Arial Unicode MS" style:font-size-asian="12pt" style:font-weight-asian="bold" style:font-name-complex="Mangal" style:font-size-complex="12pt" style:font-weight-complex="bold"/>
    </style:style>
    <style:style style:name="P21" style:family="paragraph" style:parent-style-name="Text_20_body" style:list-style-name="L10">
      <style:text-properties style:font-name="Calibri" fo:font-size="12pt" fo:font-weight="normal" style:font-size-asian="12pt" style:font-weight-asian="normal" style:font-size-complex="12pt" style:font-weight-complex="normal"/>
    </style:style>
    <style:style style:name="P22" style:family="paragraph" style:parent-style-name="Text_20_body" style:list-style-name="L11">
      <style:text-properties style:font-name="Calibri" fo:font-size="12pt" fo:font-weight="normal" style:font-name-asian="Arial Unicode MS" style:font-size-asian="12pt" style:font-weight-asian="normal" style:font-name-complex="Mangal" style:font-size-complex="12pt" style:font-weight-complex="normal"/>
    </style:style>
    <style:style style:name="P23" style:family="paragraph" style:parent-style-name="Text_20_body" style:list-style-name="L8">
      <style:text-properties style:font-name="Calibri" fo:font-weight="normal" style:font-weight-asian="normal" style:font-weight-complex="normal"/>
    </style:style>
    <style:style style:name="P24" style:family="paragraph" style:parent-style-name="Text_20_body" style:list-style-name="L10">
      <style:text-properties style:font-name="Calibri" fo:font-weight="normal" style:font-weight-asian="normal" style:font-weight-complex="normal"/>
    </style:style>
    <style:style style:name="P25" style:family="paragraph" style:parent-style-name="Text_20_body" style:list-style-name="L5"/>
    <style:style style:name="P26" style:family="paragraph" style:parent-style-name="Text_20_body">
      <style:text-properties style:font-name="Calibri1" fo:font-size="12pt" style:font-name-asian="Arial Unicode MS" style:font-size-asian="12pt" style:font-name-complex="Mangal" style:font-size-complex="12pt"/>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1">
      <style:paragraph-properties fo:break-before="page"/>
    </style:style>
    <style:style style:name="P33" style:family="paragraph" style:parent-style-name="Heading_20_2">
      <style:text-properties fo:font-style="normal" style:font-style-asian="normal" style:font-style-complex="normal"/>
    </style:style>
    <style:style style:name="P34" style:family="paragraph" style:parent-style-name="Heading_20_2">
      <style:text-properties fo:font-weight="normal" style:font-weight-asian="normal" style:font-weight-complex="normal"/>
    </style:style>
    <style:style style:name="P35" style:family="paragraph" style:parent-style-name="Heading_20_3">
      <style:text-properties fo:font-style="normal" fo:font-weight="normal" style:font-style-asian="normal" style:font-weight-asian="normal" style:font-style-complex="normal" style:font-weight-complex="normal"/>
    </style:style>
    <style:style style:name="P36" style:family="paragraph" style:parent-style-name="Heading_20_3">
      <style:text-properties fo:font-weight="bold" style:font-weight-asian="bold" style:font-weight-complex="bold"/>
    </style:style>
    <style:style style:name="P37" style:family="paragraph" style:parent-style-name="Contents_20_1">
      <style:paragraph-properties>
        <style:tab-stops>
          <style:tab-stop style:position="17.006cm" style:type="right" style:leader-style="dotted" style:leader-text="."/>
        </style:tab-stops>
      </style:paragraph-properties>
    </style:style>
    <style:style style:name="P38" style:family="paragraph" style:parent-style-name="Contents_20_2">
      <style:paragraph-properties>
        <style:tab-stops>
          <style:tab-stop style:position="16.506cm" style:type="right" style:leader-style="dotted" style:leader-text="."/>
        </style:tab-stops>
      </style:paragraph-properties>
    </style:style>
    <style:style style:name="P39" style:family="paragraph" style:parent-style-name="Contents_20_3">
      <style:paragraph-properties>
        <style:tab-stops>
          <style:tab-stop style:position="16.007cm" style:type="right" style:leader-style="dotted" style:leader-text="."/>
        </style:tab-stops>
      </style:paragraph-properties>
    </style:style>
    <style:style style:name="P40" style:family="paragraph" style:parent-style-name="Título_5f_portada" style:master-page-name="First_20_Page">
      <style:paragraph-properties style:page-number="auto"/>
      <style:text-properties style:font-name="Calibri1" fo:font-size="20pt" style:font-size-asian="20pt" style:font-size-complex="20pt"/>
    </style:style>
    <style:style style:name="P41" style:family="paragraph" style:parent-style-name="Requsito_20_de_20_información" style:list-style-name="L1"/>
    <style:style style:name="P42" style:family="paragraph" style:parent-style-name="Requsito_20_de_20_información" style:list-style-name="L1">
      <style:paragraph-properties fo:margin-top="0.423cm" fo:margin-bottom="0.212cm" fo:keep-with-next="always"/>
    </style:style>
    <style:style style:name="P43" style:family="paragraph" style:parent-style-name="Requsito_20_de_20_información" style:list-style-name="L1">
      <style:paragraph-properties fo:margin-top="0.423cm" fo:margin-bottom="0.212cm" fo:keep-with-next="always"/>
      <style:text-properties style:font-name="Arial" fo:font-size="14pt" fo:font-style="normal" fo:font-weight="normal" style:font-name-asian="Arial Unicode MS" style:font-size-asian="14pt" style:font-style-asian="normal" style:font-weight-asian="normal" style:font-name-complex="Mangal" style:font-size-complex="14pt" style:font-style-complex="normal" style:font-weight-complex="normal"/>
    </style:style>
    <style:style style:name="P44" style:family="paragraph" style:parent-style-name="Requsito_20_de_20_información" style:list-style-name="L1">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P45" style:family="paragraph" style:parent-style-name="Contents_20_4">
      <style:paragraph-properties>
        <style:tab-stops>
          <style:tab-stop style:position="15.508cm" style:type="right" style:leader-style="dotted" style:leader-text="."/>
        </style:tab-stops>
      </style:paragraph-properties>
    </style:style>
    <style:style style:name="P46" style:family="paragraph" style:parent-style-name="Requisito_20_funcional" style:list-style-name="L7" style:master-page-name="">
      <style:paragraph-properties fo:margin-left="3.18cm" fo:margin-right="0cm" fo:text-indent="-2.2cm" style:auto-text-indent="false" style:page-number="auto" fo:background-color="transparent" style:shadow="none">
        <style:tab-stops/>
        <style:background-image/>
      </style:paragraph-properties>
    </style:style>
    <style:style style:name="P47" style:family="paragraph" style:parent-style-name="Requisito_20_funcional" style:list-style-name="L7"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style>
    <style:style style:name="P48" style:family="paragraph" style:parent-style-name="Requisito_20_funcional" style:list-style-name="L7"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49"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50"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style:font-name-asian="Arial Unicode MS" style:font-size-asian="14pt" style:font-name-complex="Mangal" style:font-size-complex="14pt"/>
    </style:style>
    <style:style style:name="P51"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style>
    <style:style style:name="P52" style:family="paragraph" style:parent-style-name="Requisito_20_no_20_funcional" style:list-style-name="L12"/>
    <style:style style:name="P53" style:family="paragraph" style:parent-style-name="Requisito_20_no_20_funcional" style:list-style-name="L12">
      <style:paragraph-properties fo:margin-top="0.423cm" fo:margin-bottom="0.212cm" fo:keep-with-next="alway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Arial Unicode MS" style:font-style-asian="normal" style:font-weight-asian="normal" style:font-name-complex="Mang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normal"/>
    </style:style>
    <style:style style:name="T8" style:family="text">
      <style:text-properties fo:font-style="normal" fo:font-weight="bold" style:font-name-asian="Arial Unicode MS" style:font-style-asian="normal" style:font-weight-asian="bold" style:font-name-complex="Mangal" style:font-style-complex="normal" style:font-weight-complex="bold"/>
    </style:style>
    <style:style style:name="T9" style:family="text">
      <style:text-properties fo:font-style="normal" style:font-name-asian="Arial Unicode MS" style:font-style-asian="normal" style:font-name-complex="Mangal" style:font-style-complex="normal"/>
    </style:style>
    <style:style style:name="T10" style:family="text">
      <style:text-properties style:font-name="Arial" fo:font-size="14pt" style:font-name-asian="Arial Unicode MS" style:font-size-asian="14pt" style:font-name-complex="Mangal" style:font-size-complex="14pt"/>
    </style:style>
    <style:style style:name="T11" style:family="text">
      <style:text-properties style:font-name="Arial" fo:font-size="14pt" fo:font-weight="normal" style:font-name-asian="Arial Unicode MS" style:font-size-asian="14pt" style:font-weight-asian="normal" style:font-name-complex="Mangal" style:font-size-complex="14pt" style:font-weight-complex="normal"/>
    </style:style>
    <style:style style:name="T12" style:family="text">
      <style:text-properties fo:font-weight="normal" style:font-weight-asian="normal" style:font-weight-complex="normal"/>
    </style:style>
    <style:style style:name="T13" style:family="text">
      <style:text-properties fo:font-weight="normal" style:font-name-asian="Arial Unicode MS" style:font-weight-asian="normal" style:font-name-complex="Mangal" style:font-weight-complex="normal"/>
    </style:style>
    <style:style style:name="T14" style:family="text">
      <style:text-properties fo:font-weight="bold" style:font-weight-asian="bold" style:font-weight-complex="bold"/>
    </style:style>
    <style:style style:name="T15" style:family="text">
      <style:text-properties style:font-name-asian="Arial Unicode MS" style:font-name-complex="Mangal"/>
    </style:style>
    <style:style style:name="T16" style:family="text">
      <style:text-properties style:font-name="Calibri" fo:font-size="12pt" style:font-name-asian="Arial Unicode MS" style:font-size-asian="12pt" style:font-name-complex="Mangal" style:font-size-complex="12pt"/>
    </style:style>
    <style:style style:name="T17"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18" style:family="text">
      <style:text-properties style:font-name="Calibri" fo:font-size="12pt" fo:font-style="italic" fo:font-weight="normal" style:font-name-asian="Arial Unicode MS" style:font-size-asian="12pt" style:font-style-asian="italic" style:font-weight-asian="normal" style:font-name-complex="Mangal" style:font-size-complex="12pt" style:font-style-complex="italic" style:font-weight-complex="normal"/>
    </style:style>
    <style:style style:name="T19" style:family="text">
      <style:text-properties style:font-name="Calibri"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T20" style:family="text">
      <style:text-properties style:font-name="Calibri" fo:font-size="12pt" fo:font-style="normal" fo:font-weight="bold" style:font-name-asian="Arial Unicode MS" style:font-size-asian="12pt" style:font-style-asian="normal" style:font-weight-asian="bold" style:font-name-complex="Mangal" style:font-size-complex="12pt" style:font-style-complex="normal" style:font-weight-complex="bold"/>
    </style:style>
    <style:style style:name="T21" style:family="text">
      <style:text-properties style:font-name="Calibri"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I-"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F-" style:num-suffix="." style:num-format="1">
        <style:list-level-properties text:list-level-position-and-space-mode="label-alignment">
          <style:list-level-label-alignment text:label-followed-by="space" fo:text-indent="-2.17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NF-"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Juegos Web Interactivos para Entrenamiento Visual</text:p>
      <text:p text:style-name="P5">Ingeniería en informática</text:p>
      <text:p text:style-name="P6">Universidad de Córdoba</text:p>
      <text:p text:style-name="P7">Escuela Politécnica Superior</text:p>
      <text:p text:style-name="P8">ESPECIFICACIÓN DE REQUISITOS</text:p>
      <text:p text:style-name="Texto_5f_portada"><text:span text:style-name="T12">Autor:</text:span><text:span text:style-name="T14"> Manuel Navarro Pérez</text:span></text:p>
      <text:p text:style-name="Texto_5f_portada"><text:span text:style-name="T12">Directores:</text:span> <text:span text:style-name="T14">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text:s/>1 Especificación de requisitos<text:tab/>3</text:p>
          <text:p text:style-name="P38"><text:s/>1.1 Requisitos de información<text:tab/>3</text:p>
          <text:p text:style-name="P39"><text:s/>1.1.1 Usuarios<text:tab/>4</text:p>
          <text:p text:style-name="P45">RI-1.Paciente<text:tab/>4</text:p>
          <text:p text:style-name="P45">RI-2.Especialista<text:tab/>5</text:p>
          <text:p text:style-name="P39"><text:s/>1.1.2 Histórico del sistema<text:tab/>6</text:p>
          <text:p text:style-name="P45">RI-3.Histórico<text:tab/>6</text:p>
          <text:p text:style-name="P39"><text:s/>1.1.3 Juegos<text:tab/>6</text:p>
          <text:p text:style-name="P45">RI-4.Juego<text:tab/>6</text:p>
          <text:p text:style-name="P39"><text:s/>1.1.4 Pantallas<text:tab/>6</text:p>
          <text:p text:style-name="P45">RI-5.Pantalla<text:tab/>7</text:p>
          <text:p text:style-name="P39"><text:s/>1.1.5 Mensajes<text:tab/>7</text:p>
          <text:p text:style-name="P45">RI-6.Solicitud<text:tab/>7</text:p>
          <text:p text:style-name="P45">RI-7.Sugerencia de juego<text:tab/>7</text:p>
          <text:p text:style-name="P45">RI-8.Comentario<text:tab/>7</text:p>
          <text:p text:style-name="P38"><text:s/>1.2 Requisitos funcionales<text:tab/>8</text:p>
          <text:p text:style-name="P39"><text:s/>1.2.1 Registro de usuarios<text:tab/>8</text:p>
          <text:p text:style-name="P45">RF-1.Registro de paciente<text:tab/>8</text:p>
          <text:p text:style-name="P45">RF-2.Registro de especialistas<text:tab/>8</text:p>
          <text:p text:style-name="P39"><text:s/>1.2.2 Modificación del perfil de usuario<text:tab/>9</text:p>
          <text:p text:style-name="P45">RF-3.Modificación del perfil del paciente<text:tab/>9</text:p>
          <text:p text:style-name="P45">RF-4.Modificación del perfil del especialista<text:tab/>9</text:p>
          <text:p text:style-name="P39"><text:s/>1.2.3 Eliminación del perfil de usuario<text:tab/>9</text:p>
          <text:p text:style-name="P45">RF-5.Eliminación del perfil del usuario (paciente/especialista)<text:tab/>9</text:p>
          <text:p text:style-name="P39"><text:s/>1.2.4 Control de usuarios<text:tab/>9</text:p>
          <text:p text:style-name="P45">RF-6.Control de usuarios<text:tab/>9</text:p>
          <text:p text:style-name="P39"><text:s/>1.2.5 Gestión de juegos<text:tab/>9</text:p>
          <text:p text:style-name="P45">RF-7.Completar hoja de configuración<text:tab/>9</text:p>
          <text:p text:style-name="P45">RF-8.Registro de puntuación<text:tab/>10</text:p>
          <text:p text:style-name="P39"><text:s/>1.2.6 Gestión de pantallas<text:tab/>10</text:p>
          <text:p text:style-name="P45">RF-9.Registro/modificación/eliminación de pantallas<text:tab/>10</text:p>
          <text:p text:style-name="P39"><text:s/>1.2.7 Intercambio de mensajes<text:tab/>10</text:p>
          <text:p text:style-name="P45"><text:soft-page-break/>RF-10.Envío de solicitud<text:tab/>10</text:p>
          <text:p text:style-name="P45">RF-11.Envío de sugerencia de juego<text:tab/>10</text:p>
          <text:p text:style-name="P45">RF-12.Envío de comentario<text:tab/>11</text:p>
          <text:p text:style-name="P38"><text:s/>1.3 Requisitos no funcionales<text:tab/>11</text:p>
          <text:p text:style-name="P45">RNF-1.Interfaz gráfica<text:tab/>11</text:p>
          <text:p text:style-name="P45">RNF-2.Entorno de programación<text:tab/>11</text:p>
          <text:p text:style-name="P45">RNF-3.Usabilidad y extensibilidad<text:tab/>11</text:p>
        </text:index-body>
      </text:table-of-content>
      <text:h text:style-name="P32" text:outline-level="1">Especificación de requisitos</text:h>
      <text:p text:style-name="Text_20_body">En este apartado se va a ofrecer una visión más detallada del sistema que se va a desarrollar además de la descripción de características de la información que se va a manejar así como las relaciones que se establecen entre sí.</text:p>
      <text:p text:style-name="Text_20_body">Tal y como se ha comentado en apartados anteriores el objetivo principal del proyecto consiste en la creación de una “<text:span text:style-name="T1">web app</text:span><text:span text:style-name="T1"><text:note text:id="ftn1" text:note-class="footnote"><text:note-citation>1</text:note-citation><text:note-body><text:p text:style-name="Footnote">Se denomina aplicación web <text:s/>a aquellas herramientas que los usuarios pueden utilizar accediendo a un servidor web a través de Internet mediante un navegador. En otras palabras, es una aplicación software que se codifica en un lenguaje soportado por los navegadores web en la que se confía la ejecución al navegador.</text:p></text:note-body></text:note></text:span><text:span text:style-name="T1">” </text:span><text:span text:style-name="T3">para el tratamiento de deficiencias visuales como la ambliopía o el estrabismo.</text:span></text:p>
      <text:h text:style-name="P33" text:outline-level="2"><text:bookmark text:name="__RefHeading__1064_1807624222"/>Requisitos de información<text:bookmark-end text:name="__RefHeading__1064_1807624222"/></text:h>
      <text:p text:style-name="Text_20_body">Como se trata de un sistema para el tratamiento de un determinado problema se necesita distinguir entre dos tipos de usuario, el primero será el especialista que trate dicho problema y el segundo será el paciente que presente, en este caso, un problema visual.</text:p>
      <text:p text:style-name="Text_20_body">El paciente, en el momento de tramitar su ingreso al sistema tiene la opción de elegir de entre un grupo de especialista para elegir aquél que mejor se adapte a sus necesidades, bien sea por cercanía a la consulta física del especialista o por algún otro interés del paciente. También tiene la opción de no ser asesorado por ningún especialista y que el paciente sea el encargado de tratar, por sí mismo, la deficiencia visual. Se recoge en el sistema la idea que existe sobre la posibilidad de que un paciente quiera ser asesorado por más de un especialista, en este caso los especialistas elegidos asesorarán y tratarán al paciente.</text:p>
      <text:p text:style-name="Text_20_body">En el caso del tipo de usuario del especialista tendrá una función de asesoramiento y tratamiento del problema visual del paciente. Al igual que ocurre con el tipo de usuario, el paciente, un especialista podrá sugerir, que no elegir, a que un paciente se deje asesorar por este especialista, el usuario tendrá la opción de aceptar o ignorar dicha sugerencia. En el caso contrario, en el que un paciente elija a un especialista para su tratamiento, el especialista no podrá negarse a tratar a dicho paciente.</text:p>
      <text:p text:style-name="Text_20_body">La relación que estos dos tipos de usuario comparten, además de la relación obvia médico paciente<text:note text:id="ftn2" text:note-class="footnote"><text:note-citation>2</text:note-citation><text:note-body><text:p text:style-name="Footnote">La relación entre el médico y su paciente juega un papel muy importante en la práctica de la medicina y es esencial para la provisión de asistencia médica de alta calidad en cuanto al diagnóstico y tratamiento de la enfermedad. La relación entre el médico y su paciente es una de las bases de la ética médica contemporánea y consiste en mantener una relación profesional con los pacientes, conservando su dignidad y respetando su privacidad.</text:p></text:note-body></text:note>, será de intercambio de información para el correcto tratamiento de la limitación visual. Esta relación consistirá en un intercambio de mensajes entre ambos grupos de usuarios, bien para que el especialista envíe alguna recomendación al paciente, para que mande alguna información para una cita física en la consulta del especialista o bien para que el especialista envíe una configuración recomendable del juego al que el paciente debería jugar. Esta comunicación se producirá en ambos sentidos, es decir, el especialista podrá enviar mensajes al paciente y éste podrá enviar mensajes al especialista o especialistas. En el caso de que el paciente no haya elegido a ningún especialista, no existirá relación alguna entre ambos, salvo la de alguna petición de seguimiento por parte de algún especialista, petición que puede ser aceptada o ignorada por parte del paciente.</text:p>
      <text:p text:style-name="Text_20_body">El sistema contará con un histórico con todas las novedades de los pacientes y especialistas que se encuentran registrados en el sistema. Estas novedades consistirán en: cuando se haya comenzado por parte de algún usuario <text:s/>el ingreso o abandono de alguna sesión, es decir, si ha <text:soft-page-break/>entrado o dejado el sistema o si se ha realizado alguna baja o alta en el sistema.</text:p>
      <text:p text:style-name="Text_20_body">Otro tipo de información importante y de gran relevancia en el desarrollo de la aplicación web será la relacionada con los juegos, herramienta principal para el tratamiento de las deficiencias visuales. Estos juegos tienen un papel fundamental en el sistema y su correcto tratamiento será esencial para la evolución en el tratamiento del paciente. La información de un juego vendrá determinada por una hoja de configuración, adaptada y preestablecida para cada juego, y los resultados que se obtengan de la interacción del paciente con dicho juego. La relación que mantienen los juegos con los grupos de usuarios de especialistas consiste en que los especialistas podrán aconsejar a que un determinado paciente practique con un juego con una determinada configuración que el especialista ve aconsejable para la evolución del paciente, éste podrá aceptar o no esta configuración, tanto en el caso de que acepte o rechace esta configuración se le comunicará al especialista esta opción. La relación que el grupo de usuario de pacientes tiene con el juego consiste el resultado que se obtiene tras la interacción del paciente con el juego, esta información será devuelta al especialista para su posterior estudio y adaptación de nuevas configuraciones de juegos para la evolución del paciente.</text:p>
      <text:p text:style-name="Text_20_body">Debido a la característica fundamental en la que se basa el sistema de diseño adaptativo tendremos una nueva entidad cuya recopilación de información será muy importante, se trata sobre información de las pantallas de los dispositivos en los que el paciente va a ejecutar los juegos. La aplicación web que se desarrolla podrá ser ejecutada en múltiples dispositivos con diferentes resoluciones de pantalla, factor que determinará en gran medida la puntuación que el paciente consiga con los juegos, por ejemplo, con una pantalla pequeña la puntuación que se va a conseguir será menor que con una más grande, igual que con un dispositivo táctil la puntuación que se consigue será diferente a la que se consiga con otro en el que haya que manejar alguna interfaz, como por ejemplo un ratón de ordenador.</text:p>
      <text:h text:style-name="Heading_20_3" text:outline-level="3">Usuarios</text:h>
      <text:p text:style-name="Text_20_body">A continuación describiremos toda la información referente a los dos grupos de usuarios que el sistema necesita manejar.</text:p>
      <text:list xml:id="list29449185" text:style-name="L1">
        <text:list-item>
          <text:list>
            <text:list-item>
              <text:list>
                <text:list-item>
                  <text:list>
                    <text:list-item>
                      <text:h text:style-name="P41" text:outline-level="4">Paciente</text:h>
                    </text:list-item>
                  </text:list>
                </text:list-item>
              </text:list>
            </text:list-item>
          </text:list>
        </text:list-item>
      </text:list>
      <text:p text:style-name="Text_20_body">Con respecto al grupo de usuario de tipo paciente almacenaremos todos sus datos personales, con previsión de un futuro uso comercial, como por ejemplo, el envío a su domicilio de información de algún producto para el tratamiento de enfermedades visuales.</text:p>
      <text:p text:style-name="Text_20_body">Para facilitar el acceso del paciente al sistema, la mayoría de los datos <text:s/>serán prescindibles con la opción de que el paciente pueda completar los datos de su perfil más adelante, si así lo desea. A continuación se enumeran los datos que el sistema va a manejar.</text:p>
      <text:list xml:id="list29447599" text:style-name="L2">
        <text:list-item>
          <text:p text:style-name="P10">Nombre: <text:span text:style-name="T12">Cadena de caracteres que representa el nombre del usuario. </text:span><text:span text:style-name="T2">[Obligatorio]</text:span></text:p>
        </text:list-item>
        <text:list-item>
          <text:p text:style-name="P9"><text:span text:style-name="T14">Apellidos: </text:span><text:span text:style-name="T12">Cadena de caracteres dónde se indican los apellidos.</text:span><text:span text:style-name="T2"> [Obligatorio]</text:span></text:p>
        </text:list-item>
        <text:list-item>
          <text:p text:style-name="P10">NIF: <text:span text:style-name="T12">Cadena de caracteres de longitud 9, de los cuales los 8 primeros serán números y el último una letra. </text:span><text:span text:style-name="T2">[No obligatorio]</text:span></text:p>
        </text:list-item>
        <text:list-item>
          <text:p text:style-name="P10">Teléfono: <text:span text:style-name="T12">Entero de 9 dígitos. </text:span><text:span text:style-name="T2">[No obligatorio]</text:span></text:p>
        </text:list-item>
        <text:list-item>
          <text:p text:style-name="P10">Correo electrónico: <text:span text:style-name="T12">Cadena de caracteres que empieza por uno o más caracteres distintos de “@”, seguidos de una “@”, después una sucesión de caracteres seguidos de un “.” y finalmente una o más letras. </text:span><text:span text:style-name="T2">[Obligatorio]</text:span></text:p>
        </text:list-item>
        <text:list-item>
          <text:p text:style-name="P10"><text:soft-page-break/>Dirección: <text:span text:style-name="T12">Cadena de caracteres que representa la dirección del paciente. </text:span><text:span text:style-name="T2">[No obligatorio]</text:span></text:p>
        </text:list-item>
        <text:list-item>
          <text:p text:style-name="P10">Localidad: <text:span text:style-name="T12">Cadena de caracteres que representa la localidad. </text:span><text:span text:style-name="T2">[No obligatorio]</text:span></text:p>
        </text:list-item>
        <text:list-item>
          <text:p text:style-name="P10">Código postal: <text:span text:style-name="T12">Entero de 5 dígitos. </text:span><text:span text:style-name="T2">[No obligatorio]</text:span></text:p>
        </text:list-item>
        <text:list-item>
          <text:p text:style-name="P10"><text:span text:style-name="T3">Contraseña:</text:span><text:span text:style-name="T4"> Cadena alfanumérica con una longitud mínima de 6 caracteres.</text:span><text:span text:style-name="T2"> [Obligatorio]</text:span></text:p>
        </text:list-item>
        <text:list-item>
          <text:p text:style-name="P12">Fecha de registro: <text:span text:style-name="T12">Fecha en la que el paciente se ha registrado en el sistema, ésta se rellenará automáticamente por dicho sistema. </text:span><text:span text:style-name="T2">[Obligatorio]</text:span></text:p>
        </text:list-item>
      </text:list>
      <text:p text:style-name="P13">De todos los datos que se van a manejar, solo los datos obligatorios serán imprescindibles para el registro y posterior acceso del paciente al sistema, el resto de información puede ser rellenada posteriormente a elección del paciente.</text:p>
      <text:p text:style-name="P13">El dato más importante para el acceso al sistema será el correo electrónico, además de la contraseña. El correo identificara unívocamente al paciente a partir del momento en el que éste accede al sistema y durante todo el tiempo que este permanezca en él.</text:p>
      <text:list xml:id="list30679621" text:continue-list="list29449185" text:style-name="L1">
        <text:list-item>
          <text:list>
            <text:list-item>
              <text:list>
                <text:list-item>
                  <text:list>
                    <text:list-item>
                      <text:h text:style-name="P41" text:outline-level="4">Especialista</text:h>
                    </text:list-item>
                  </text:list>
                </text:list-item>
              </text:list>
            </text:list-item>
          </text:list>
        </text:list-item>
      </text:list>
      <text:p text:style-name="Text_20_body">Al igual que en el requisito de información del paciente, comentado en el apartado anterior, el sistema almacenará toda la información relacionada con el especialista y la empresa en la que trabaja.</text:p>
      <text:p text:style-name="Text_20_body">En este caso todos los datos relacionados con el especialista serán obligatorios, obligando así a que el paciente pueda tener disponible toda la información vinculada al especialista que tratará su deficiencia visual.</text:p>
      <text:p text:style-name="Text_20_body">A continuación se enumeran todos los datos que el sistema necesitará manejar vinculados con el especialista.</text:p>
      <text:list xml:id="list30685459" text:continue-list="list29447599" text:style-name="L2">
        <text:list-item>
          <text:p text:style-name="P10">Nombre: <text:span text:style-name="T12">Cadena de caracteres que representa el nombre del usuario.</text:span></text:p>
        </text:list-item>
        <text:list-item>
          <text:p text:style-name="P9"><text:span text:style-name="T14">Apellidos: </text:span><text:span text:style-name="T12">Cadena de caracteres dónde se indican los apellidos.</text:span></text:p>
        </text:list-item>
        <text:list-item>
          <text:p text:style-name="P9"><text:span text:style-name="T6">Nombre de la empresa: </text:span><text:span text:style-name="T4">Cadena de caracteres que representa el nombre de la empresa del especialista.</text:span></text:p>
        </text:list-item>
        <text:list-item>
          <text:p text:style-name="P10">CIF: <text:span text:style-name="T12">Cadena de caracteres de longitud 9, de los cuales el primer carácter será una letra y <text:s/>los 8 restantes serán números</text:span><text:span text:style-name="T2">.</text:span></text:p>
        </text:list-item>
        <text:list-item>
          <text:p text:style-name="P10">Teléfono: <text:span text:style-name="T12">Entero de 9 dígitos.</text:span></text:p>
        </text:list-item>
        <text:list-item>
          <text:p text:style-name="P10">Correo electrónico: <text:span text:style-name="T12">Cadena de caracteres que empieza por uno o más caracteres distintos de “@”, seguidos de una “@”, después una sucesión de caracteres seguidos de un “.” y finalmente una o más letras.</text:span></text:p>
        </text:list-item>
        <text:list-item>
          <text:p text:style-name="P10">Dirección: <text:span text:style-name="T12">Cadena de caracteres que representa la dirección del especialista.</text:span></text:p>
        </text:list-item>
        <text:list-item>
          <text:p text:style-name="P10">Localidad: <text:span text:style-name="T12">Cadena de caracteres que representa la localidad.</text:span></text:p>
        </text:list-item>
        <text:list-item>
          <text:p text:style-name="P10">Código postal: <text:span text:style-name="T12">Entero de 5 dígitos.</text:span></text:p>
        </text:list-item>
        <text:list-item>
          <text:p text:style-name="P10"><text:span text:style-name="T3">Contraseña:</text:span><text:span text:style-name="T4"> Cadena alfanumérica con una longitud mínima de 6 caracteres.</text:span></text:p>
        </text:list-item>
        <text:list-item>
          <text:p text:style-name="P12">Fecha de registro:<text:span text:style-name="T4"> </text:span><text:span text:style-name="T12">Fecha en la que el especialista se ha registrado en el sistema, ésta se rellenará automáticamente por dicho sistema.</text:span></text:p>
        </text:list-item>
      </text:list>
      <text:p text:style-name="P3"><text:span text:style-name="T4">Al igual que ocurre con el paciente, el especialista también se identificará unívocamente a través </text:span><text:soft-page-break/><text:span text:style-name="T4">de su correo electrónico, permitiendo el acceso al sistema con el uso de éste además de su contraseña.</text:span></text:p>
      <text:h text:style-name="P35" text:outline-level="3">Histórico del sistema</text:h>
      <text:list xml:id="list30688550" text:continue-list="list30679621" text:style-name="L1">
        <text:list-item>
          <text:list>
            <text:list-item>
              <text:list>
                <text:list-item>
                  <text:list>
                    <text:list-item>
                      <text:h text:style-name="P43" text:outline-level="4">Histórico</text:h>
                    </text:list-item>
                  </text:list>
                </text:list-item>
              </text:list>
            </text:list-item>
          </text:list>
        </text:list-item>
      </text:list>
      <text:p text:style-name="P3"><text:span text:style-name="T4">Como se ha comentado en el apartado de </text:span><text:span text:style-name="T4"><text:bookmark-ref text:reference-format="text" text:ref-name="__RefHeading__1064_1807624222">Requisitos de información</text:bookmark-ref></text:span><text:span text:style-name="T4"> de la pág. </text:span><text:span text:style-name="T4"><text:bookmark-ref text:reference-format="page" text:ref-name="__RefHeading__1064_1807624222">3</text:bookmark-ref></text:span><text:span text:style-name="T4">, el se diseñará <text:s/>un pequeño apartado, actualizado continuamente, donde se recogerán todas las novedades de las acciones que los pacientes y especialistas están realizando. Estas novedades, junto con acciones que se describirán en apartados posteriores servirán, por ejemplo, para mantener informado en todo momento al especialista de las acciones que está tomando el paciente.</text:span></text:p>
      <text:p text:style-name="P13">La información que el sistema necesita manejar de este histórico se describe a continuación.</text:p>
      <text:list xml:id="list29431692" text:style-name="L3">
        <text:list-item>
          <text:p text:style-name="P14"><text:span text:style-name="T6">Identificación del usuario:</text:span><text:span text:style-name="T4"> Cadena que identifica al paciente que ha generado el evento.</text:span></text:p>
        </text:list-item>
        <text:list-item>
          <text:p text:style-name="P14"><text:span text:style-name="T7">Descripción: </text:span><text:span text:style-name="T4">Texto descriptivo sobre la acción de uno de los usuarios.</text:span></text:p>
        </text:list-item>
        <text:list-item>
          <text:p text:style-name="P14"><text:span text:style-name="T6">Fecha:</text:span><text:span text:style-name="T4"> Indica el día y hora a la que se ha generado dicho evento.</text:span></text:p>
        </text:list-item>
      </text:list>
      <text:h text:style-name="Heading_20_3" text:outline-level="3">Juegos</text:h>
      <text:p text:style-name="Text_20_body">A continuación describiremos toda la información que el sistema necesitará manejar para la ejecución de los juegos.</text:p>
      <text:list xml:id="list30702965" text:continue-list="list30688550" text:style-name="L1">
        <text:list-item>
          <text:list>
            <text:list-item>
              <text:list>
                <text:list-item>
                  <text:list>
                    <text:list-item>
                      <text:h text:style-name="P44" text:outline-level="4">Juego</text:h>
                    </text:list-item>
                  </text:list>
                </text:list-item>
              </text:list>
            </text:list-item>
          </text:list>
        </text:list-item>
      </text:list>
      <text:p text:style-name="P2">A continuación se describirá la información que el sistema necesitará manejar relacionada con cada juego. En primero lugar cada juego necesitará de una configuración, ésta será independiente a cada juego y está detallada en los apartados dónde se describe cada juego, también necesitaremos manejar los resultados, comentados en los apartados de descripción de cada juego, que se consiguen tras la interacción del paciente con el juego además de datos relacionados con la fecha y hora en la que el paciente ha jugado a un determinado juego. Estos datos se enumeran a continuación.</text:p>
      <text:list xml:id="list29433779" text:style-name="L4">
        <text:list-item>
          <text:p text:style-name="P11"><text:span text:style-name="T16">Identificación del juego: </text:span><text:span text:style-name="T17">Cadena identificativa del juego (</text:span><text:span text:style-name="T18">pong, tetris </text:span><text:span text:style-name="T19">o</text:span><text:span text:style-name="T18"> dragMe</text:span><text:span text:style-name="T19">).</text:span></text:p>
        </text:list-item>
        <text:list-item>
          <text:p text:style-name="P11"><text:span text:style-name="T16">Hoja de configuración: </text:span><text:span text:style-name="T17">Estructura de datos con toda la información necesaria para la inicialización y configuración del juego.</text:span></text:p>
        </text:list-item>
        <text:list-item>
          <text:p text:style-name="P11"><text:span text:style-name="T16">Identificación del usuario que completa la hoja de configuración: </text:span><text:span text:style-name="T17">Cadena que identifica al usuario que ha rellenado la hoja de configuración del juego, esta puede ser rellenada por un especialista y aceptada por el paciente o bien rellenada directamente por cualquier paciente.</text:span></text:p>
        </text:list-item>
        <text:list-item>
          <text:p text:style-name="P11"><text:span text:style-name="T16">Puntuación: </text:span><text:span text:style-name="T17">Estructura de datos con los puntuación resultante de la ejecución del juego por parte del paciente.</text:span></text:p>
        </text:list-item>
        <text:list-item>
          <text:p text:style-name="P11"><text:span text:style-name="T16">Fecha y hora: </text:span><text:span text:style-name="T17">Fecha en la que ha tenido lugar la ejecución del juego.</text:span></text:p>
        </text:list-item>
      </text:list>
      <text:h text:style-name="Heading_20_3" text:outline-level="3">Pantallas</text:h>
      <text:p text:style-name="Text_20_body">A continuación describiremos toda la información que el sistema necesitará manejar para la ejecución de los juegos sobre la pantalla en la que se ejecute el juego.</text:p>
      <text:list xml:id="list30676286" text:continue-list="list30702965" text:style-name="L1">
        <text:list-item>
          <text:list>
            <text:list-item>
              <text:list>
                <text:list-item>
                  <text:list>
                    <text:list-item>
                      <text:h text:style-name="P44" text:outline-level="4"><text:soft-page-break/>Pantalla</text:h>
                    </text:list-item>
                  </text:list>
                </text:list-item>
              </text:list>
            </text:list-item>
          </text:list>
        </text:list-item>
      </text:list>
      <text:p text:style-name="P1"><text:span text:style-name="T15">Como se ha comentado anteriormente es muy importante tener constancia de la pantalla en la que se va a llevar la ejecución del juego, pues de ésta dependerá la puntuación que se consiga, tal y como se comentó en el apartado d</text:span><text:span text:style-name="T5">e </text:span><text:span text:style-name="T5"><text:bookmark-ref text:reference-format="text" text:ref-name="__RefHeading__1064_1807624222">Requisitos de información</text:bookmark-ref></text:span><text:span text:style-name="T5"> de la pág. </text:span><text:span text:style-name="T5"><text:bookmark-ref text:reference-format="page" text:ref-name="__RefHeading__1064_1807624222">3</text:bookmark-ref></text:span><text:span text:style-name="T5">. La información que necesitamos es muy simple y se enumera a continuación.</text:span></text:p>
      <text:list xml:id="list29445091" text:style-name="L5">
        <text:list-item>
          <text:p text:style-name="P25"><text:span text:style-name="T20">Identificación de pantalla:</text:span><text:span text:style-name="T19"> Cadena de caracteres identificativa de cada pantalla.</text:span></text:p>
        </text:list-item>
        <text:list-item>
          <text:p text:style-name="P16"><text:span text:style-name="T8">Ancho:</text:span><text:span text:style-name="T5"> Valor real de la anchura de la pantalla.</text:span></text:p>
        </text:list-item>
        <text:list-item>
          <text:p text:style-name="P16"><text:span text:style-name="T8">Alto:</text:span><text:span text:style-name="T5"> Valor real de la altura de la pantalla.</text:span></text:p>
        </text:list-item>
        <text:list-item>
          <text:p text:style-name="P19"><text:span text:style-name="T9">Calibración de color: </text:span><text:span text:style-name="T5">Cadena hexadécimal con los valores de calibración para las gafas bicolor.</text:span></text:p>
        </text:list-item>
      </text:list>
      <text:p text:style-name="P17">Cada pantalla será identificada unívocamente por su identificador permitiendo al usuario tener múltiples pantallas y poder ejecutar el juego en cada una de ellas.</text:p>
      <text:h text:style-name="Heading_20_3" text:outline-level="3">Mensajes</text:h>
      <text:p text:style-name="Text_20_body">Describimos a continuación los diferentes mensajes que se pueden intercambiar los usuarios y toda la información indispensable para el sistema.</text:p>
      <text:list xml:id="list30689609" text:continue-list="list30676286" text:style-name="L1">
        <text:list-item>
          <text:list>
            <text:list-item>
              <text:list>
                <text:list-item>
                  <text:list>
                    <text:list-item>
                      <text:h text:style-name="P44" text:outline-level="4">Solicitud</text:h>
                    </text:list-item>
                  </text:list>
                </text:list-item>
              </text:list>
            </text:list-item>
          </text:list>
        </text:list-item>
      </text:list>
      <text:p text:style-name="P2">Consiste en una petición para que el paciente sea asistido por un especialista o para que un especialista pueda asistir a un paciente. La diferencia entre ambos es que un paciente puede aceptar o ignorar a un especialista pero un especialista no puede ignorar a un paciente. La información que el sistema va a manejar se enumera a continuación.</text:p>
      <text:list xml:id="list29438055" text:style-name="L6">
        <text:list-item>
          <text:p text:style-name="P18"><text:span text:style-name="T15">Emisor: </text:span><text:span text:style-name="T13">Cadena con la identificación del usuario que envía la solicitud.</text:span></text:p>
        </text:list-item>
        <text:list-item>
          <text:p text:style-name="P18"><text:span text:style-name="T15">Receptor: </text:span><text:span text:style-name="T13">Cadena con la identificación del usuario al que va destinada la solicitud.</text:span></text:p>
        </text:list-item>
      </text:list>
      <text:list xml:id="list30687939" text:continue-list="list30689609" text:style-name="L1">
        <text:list-item>
          <text:list>
            <text:list-item>
              <text:list>
                <text:list-item>
                  <text:list>
                    <text:list-item>
                      <text:h text:style-name="P42" text:outline-level="4">S<text:span text:style-name="T10">ugerencia de juego</text:span></text:h>
                    </text:list-item>
                  </text:list>
                </text:list-item>
              </text:list>
            </text:list-item>
          </text:list>
        </text:list-item>
      </text:list>
      <text:p text:style-name="P2">Esta sugerencia de juego tendrá lugar por parte del especialista que tras haber estudiado el caso del paciente puede recomendarle un juego al que jugar con una determinada configuración. Estos datos se enumeran a continuación.</text:p>
      <text:list xml:id="list30686853" text:continue-list="list29438055" text:style-name="L6">
        <text:list-item>
          <text:p text:style-name="P18"><text:span text:style-name="T15">Emisor: </text:span><text:span text:style-name="T13">Cadena con la identificación del especialista que envía la sugerencia de juego.</text:span></text:p>
        </text:list-item>
        <text:list-item>
          <text:p text:style-name="P20">Receptor: <text:span text:style-name="T12">Cadena con la identificación del paciente al que va destinada la sugerencia.</text:span></text:p>
        </text:list-item>
        <text:list-item>
          <text:p text:style-name="P20">Hoja de configuración: <text:span text:style-name="T12">Estructura de datos con toda la configuración necesaria para la ejecución del juego.</text:span></text:p>
        </text:list-item>
        <text:list-item>
          <text:p text:style-name="P20">Fecha y hora:<text:span text:style-name="T12"> Fecha en la que ha tenido lugar el envío de la sugerencia.</text:span></text:p>
        </text:list-item>
      </text:list>
      <text:list xml:id="list30693348" text:continue-list="list30687939" text:style-name="L1">
        <text:list-item>
          <text:list>
            <text:list-item>
              <text:list>
                <text:list-item>
                  <text:list>
                    <text:list-item>
                      <text:h text:style-name="P44" text:outline-level="4">Comentario</text:h>
                    </text:list-item>
                  </text:list>
                </text:list-item>
              </text:list>
            </text:list-item>
          </text:list>
        </text:list-item>
      </text:list>
      <text:p text:style-name="P26">Este mensaje consiste en un intercambio de mensajes con información de cualquier tipo, puede ser enviada tanto por el especialista como por el paciente. Los datos que le son necesarios al sistema se enumeran a continuación.</text:p>
      <text:list xml:id="list30692946" text:continue-list="list30686853" text:style-name="L6">
        <text:list-item>
          <text:p text:style-name="P18"><text:span text:style-name="T15">Emisor: </text:span><text:span text:style-name="T13">Cadena con la identificación del especialista que envía el comentario.</text:span></text:p>
        </text:list-item>
        <text:list-item>
          <text:p text:style-name="P20"><text:soft-page-break/>Receptor: <text:span text:style-name="T12">Cadena con la identificación del paciente al que va destinado el comentario.</text:span></text:p>
        </text:list-item>
        <text:list-item>
          <text:p text:style-name="P20">Texto: <text:span text:style-name="T12">Texto con el mensaje que va desde el emisor al receptor.</text:span></text:p>
        </text:list-item>
        <text:list-item>
          <text:p text:style-name="P20">Fecha y hora:<text:span text:style-name="T12"> Fecha en la que ha tenido lugar el envío del comentario.</text:span></text:p>
        </text:list-item>
      </text:list>
      <text:h text:style-name="P34" text:outline-level="2">Requisitos funcionales</text:h>
      <text:p text:style-name="Text_20_body"><text:span text:style-name="T12">En esta sección describiremos los requisitos funcionales que se han identificado en el sistema. Un requisito funcional describe una función de un sistema software, esta función puede ser descrita como un conjunto de entradas, comportamientos y salidas.</text:span></text:p>
      <text:h text:style-name="P36" text:outline-level="3">Registro de usuarios</text:h>
      <text:list xml:id="list29468930" text:style-name="L7">
        <text:list-item>
          <text:list>
            <text:list-item>
              <text:list>
                <text:list-item>
                  <text:list>
                    <text:list-item>
                      <text:h text:style-name="P46" text:outline-level="4"><text:span text:style-name="T12">Registro de paciente</text:span></text:h>
                    </text:list-item>
                  </text:list>
                </text:list-item>
              </text:list>
            </text:list-item>
          </text:list>
        </text:list-item>
      </text:list>
      <text:list xml:id="list29622123" text:style-name="L8">
        <text:list-item>
          <text:p text:style-name="P23">Se deberá proporcionar un formulario sencillo y lo más intuitivo posible para facilitar el registro de lo pacientes, que deberá exigir todos los campos obligatorios de sistema.</text:p>
        </text:list-item>
        <text:list-item>
          <text:p text:style-name="P23">La contraseña se deberán introducir dos veces para evitar posibles errores de escritura.</text:p>
        </text:list-item>
        <text:list-item>
          <text:p text:style-name="P23">La contraseña se deberá mostrar con asteriscos o cualquier otro símbolo para ocultarla, debiendo tener un mínimo de seis caracteres.</text:p>
        </text:list-item>
        <text:list-item>
          <text:p text:style-name="P23">El sistema debe comprobar que no se registre más de un usuario con el mismo correo electrónico, ya que este campo se usará para identificar inequívocamente a cada usuario.</text:p>
        </text:list-item>
        <text:list-item>
          <text:p text:style-name="P23">El sistema enviará un correo electrónico a la cuenta de correo del paciente para verificar su identidad y la veracidad de la cuenta de correo.</text:p>
        </text:list-item>
        <text:list-item>
          <text:p text:style-name="P23">Se ofrece la posibilidad de rellenar los datos personales del perfil menos importantes una vez que el usuario ya se encuentra registrado en el sistema, pero solo opcionalmente.</text:p>
        </text:list-item>
      </text:list>
      <text:list xml:id="list30698008" text:continue-list="list29468930" text:style-name="L7">
        <text:list-item>
          <text:list>
            <text:list-item>
              <text:list>
                <text:list-item>
                  <text:list>
                    <text:list-item>
                      <text:h text:style-name="P47" text:outline-level="4">Registro de especialistas</text:h>
                    </text:list-item>
                  </text:list>
                </text:list-item>
              </text:list>
            </text:list-item>
          </text:list>
        </text:list-item>
      </text:list>
      <text:list xml:id="list29684077" text:style-name="L10">
        <text:list-item>
          <text:p text:style-name="P24">Se deberá proporcionar un formulario sencillo y a su vez lo más completo posible para facilitar el registro de los especialistas y permitir que los pacientes tengan información suficiente sobre la persona que los trata, además se deberá exigir todos los campos obligatorios de sistema.</text:p>
        </text:list-item>
        <text:list-item>
          <text:p text:style-name="P24">La contraseña se deberán introducir dos veces para evitar posibles errores de escritura.</text:p>
        </text:list-item>
        <text:list-item>
          <text:p text:style-name="P24">La contraseña se deberá mostrar con asteriscos o cualquier otro símbolo para ocultarla, debiendo tener un mínimo de seis caracteres.</text:p>
        </text:list-item>
        <text:list-item>
          <text:p text:style-name="P24">El sistema debe comprobar que no se registre más de un usuario con el mismo correo electrónico, ya que este campo se usará para identificar inequívocamente a cada usuario.</text:p>
        </text:list-item>
        <text:list-item>
          <text:p text:style-name="P27"><text:span text:style-name="T21">El sistema enviará un correo electrónico a la cuenta de correo del paciente para verificar su identidad y la veracidad de la cuenta de correo, además el equipo de gestión del sistema corroborará la existencia de la empresa a la que pertenece el especialista y se asegurará la posesión, por parte del especialista, de la certificación necesaria para ejercer como profesional en tratamientos de deficiencias visuales.</text:span></text:p>
        </text:list-item>
      </text:list>
      <text:h text:style-name="Heading_20_3" text:outline-level="3"><text:soft-page-break/>Modificación del perfil de usuario</text:h>
      <text:list xml:id="list30700952" text:continue-list="list30698008" text:style-name="L7">
        <text:list-item>
          <text:list>
            <text:list-item>
              <text:list>
                <text:list-item>
                  <text:list>
                    <text:list-item>
                      <text:h text:style-name="P48" text:outline-level="4">Modificación del perfil del paciente</text:h>
                    </text:list-item>
                  </text:list>
                </text:list-item>
              </text:list>
            </text:list-item>
          </text:list>
        </text:list-item>
      </text:list>
      <text:list xml:id="list30696167" text:continue-list="list29684077" text:style-name="L10">
        <text:list-item>
          <text:p text:style-name="P21"><text:span text:style-name="T15">El paciente podrá modificar cualquier dato accediendo a la sección de su perfil. Para cambiar la contraseña, se deberá introducir de nuevo la contraseña antigua.</text:span></text:p>
        </text:list-item>
      </text:list>
      <text:list xml:id="list30703362" text:continue-list="list30700952" text:style-name="L7">
        <text:list-item>
          <text:list>
            <text:list-item>
              <text:list>
                <text:list-item>
                  <text:list>
                    <text:list-item>
                      <text:h text:style-name="P49" text:outline-level="4">Modificación del perfil del especialista</text:h>
                    </text:list-item>
                  </text:list>
                </text:list-item>
              </text:list>
            </text:list-item>
          </text:list>
        </text:list-item>
      </text:list>
      <text:list xml:id="list30146082" text:style-name="L11">
        <text:list-item>
          <text:p text:style-name="P28"><text:span text:style-name="T17">El especialista podrá modificar cualquier dato accediendo a la sección de su perfil. Para cambiar la contraseña, se deberá introducir de nuevo la contraseña antigua. Los campos relacionados con la información empresa serán actualizados una vez que el equipo de gestión del sistema corroboren su veracidad.</text:span></text:p>
        </text:list-item>
      </text:list>
      <text:h text:style-name="Heading_20_3" text:outline-level="3">Eliminación del perfil de usuario</text:h>
      <text:list xml:id="list30671951" text:continue-list="list30703362" text:style-name="L7">
        <text:list-item>
          <text:list>
            <text:list-item>
              <text:list>
                <text:list-item>
                  <text:list>
                    <text:list-item>
                      <text:h text:style-name="P47" text:outline-level="4"><text:span text:style-name="T11">Eliminación del perfil del usuario (paciente/especialista)</text:span></text:h>
                    </text:list-item>
                  </text:list>
                </text:list-item>
              </text:list>
            </text:list-item>
          </text:list>
        </text:list-item>
      </text:list>
      <text:list xml:id="list30676604" text:continue-list="list30146082" text:style-name="L11">
        <text:list-item>
          <text:p text:style-name="P28"><text:span text:style-name="T17">El usuario podrá darse de baja en el sistema cuando desee. Para ello se habilitará una opción para borrar el perfil. Antes de hacerlo, se deberá introducir de nuevo la contraseña.</text:span></text:p>
        </text:list-item>
      </text:list>
      <text:h text:style-name="Heading_20_3" text:outline-level="3">Control de usuarios</text:h>
      <text:list xml:id="list30682347" text:continue-list="list30671951" text:style-name="L7">
        <text:list-item>
          <text:list>
            <text:list-item>
              <text:list>
                <text:list-item>
                  <text:list>
                    <text:list-item>
                      <text:h text:style-name="P51" text:outline-level="4"><text:span text:style-name="T11">Control</text:span> de usuarios</text:h>
                    </text:list-item>
                  </text:list>
                </text:list-item>
              </text:list>
            </text:list-item>
          </text:list>
        </text:list-item>
      </text:list>
      <text:list xml:id="list30681389" text:continue-list="list30676604" text:style-name="L11">
        <text:list-item>
          <text:p text:style-name="P22">El sistema, cada vez que un usuario acceda a él, comprobará su tipo estudiando su perfil y solo le permitirá acceder a aquellas operaciones relacionadas con su rol, es decir, un especialista solo podrá acceder a la interfaz y opciones propia del especialista al igual que el paciente solo podrá acceder a la interfaz de paciente.</text:p>
        </text:list-item>
        <text:list-item>
          <text:p text:style-name="P22">El sistema contará con un histórico y se almacenarán todos los sucesos que tengan que ver con el propio sistema, estos sucesos se enumeran a continuación:</text:p>
          <text:list>
            <text:list-item>
              <text:p text:style-name="P22">Registro, acceso, modificación o baja de un paciente.</text:p>
            </text:list-item>
            <text:list-item>
              <text:p text:style-name="P22">Registro, acceso, modificación o baja de un especialista.</text:p>
            </text:list-item>
            <text:list-item>
              <text:p text:style-name="P22">Identificación del paciente y fecha a la que ha jugado a algún juego.</text:p>
            </text:list-item>
            <text:list-item>
              <text:p text:style-name="P22">Identificación del especialista que realiza el envío de una hoja de configuración.</text:p>
            </text:list-item>
            <text:list-item>
              <text:p text:style-name="P22">Identificación de usuarios en el intercambio de mensajes.</text:p>
            </text:list-item>
          </text:list>
        </text:list-item>
      </text:list>
      <text:h text:style-name="Heading_20_3" text:outline-level="3">Gestión de juegos</text:h>
      <text:list xml:id="list30687861" text:continue-list="list30682347" text:style-name="L7">
        <text:list-item>
          <text:list>
            <text:list-item>
              <text:list>
                <text:list-item>
                  <text:list>
                    <text:list-item>
                      <text:h text:style-name="P51" text:outline-level="4"><text:span text:style-name="T10">Completar</text:span> hoja de configuración</text:h>
                    </text:list-item>
                  </text:list>
                </text:list-item>
              </text:list>
            </text:list-item>
          </text:list>
        </text:list-item>
      </text:list>
      <text:list xml:id="list30680680" text:continue-list="list30681389" text:style-name="L11">
        <text:list-item>
          <text:p text:style-name="P22">La hoja de configuración puede ser rellenada por cualquier usuario, tanto especialista como paciente, y se rellenará con los parámetros configurables característicos de cada juego.</text:p>
        </text:list-item>
        <text:list-item>
          <text:p text:style-name="P22">Un paciente tiene la opción de aceptar o no, la hoja de configuración que sugiere el especialista que trata la deficiencia visual.</text:p>
        </text:list-item>
        <text:list-item>
          <text:p text:style-name="P22"><text:soft-page-break/>Un paciente podrá intercambiar entre diferentes hojas de configuración que se encuentren almacenadas en el sistema, es decir, que si por ejemplo un especialista le ha enviado al paciente, a lo largo del tiempo, varias hojas de configuración, el paciente tendrá la opción de volver atrás y seleccionar una configuración del pasado.</text:p>
        </text:list-item>
      </text:list>
      <text:list xml:id="list30678380" text:continue-list="list30687861" text:style-name="L7">
        <text:list-item>
          <text:list>
            <text:list-item>
              <text:list>
                <text:list-item>
                  <text:list>
                    <text:list-item>
                      <text:h text:style-name="P51" text:outline-level="4">R<text:span text:style-name="T10">egistro de puntuación</text:span></text:h>
                    </text:list-item>
                  </text:list>
                </text:list-item>
              </text:list>
            </text:list-item>
          </text:list>
        </text:list-item>
      </text:list>
      <text:list xml:id="list30701884" text:continue-list="list30680680" text:style-name="L11">
        <text:list-item>
          <text:p text:style-name="P22">El sistema de puntuación será diferente por cada juego, cada uno tiene sus normas y por tanto sistemas de puntuación diferentes. El registro de puntuación será utilizado por el especialista para llevar a cabo el seguimiento del paciente.</text:p>
        </text:list-item>
        <text:list-item>
          <text:p text:style-name="P22">Un paciente que no acepte una hoja de configuración por parte del especialista, solo podrá observar su puntuación pero en ningún caso el especialista contará ni estudiará la puntuación resultante de esas partidas para el tratamiento.</text:p>
        </text:list-item>
        <text:list-item>
          <text:p text:style-name="P22">Con el registro de puntuación se completará y mostrará al especialista una serie de gráficas con el historial de partidas de cada jugador y la puntuación que alcanzo en un nivel determinado de dificultad.</text:p>
        </text:list-item>
      </text:list>
      <text:h text:style-name="Heading_20_3" text:outline-level="3">Gestión de pantallas</text:h>
      <text:list xml:id="list30697189" text:continue-list="list30678380" text:style-name="L7">
        <text:list-item>
          <text:list>
            <text:list-item>
              <text:list>
                <text:list-item>
                  <text:list>
                    <text:list-item>
                      <text:h text:style-name="P51" text:outline-level="4"><text:span text:style-name="T10">Registro/modificación/eliminación</text:span> de pantallas</text:h>
                    </text:list-item>
                  </text:list>
                </text:list-item>
              </text:list>
            </text:list-item>
          </text:list>
        </text:list-item>
      </text:list>
      <text:list xml:id="list30674835" text:continue-list="list30701884" text:style-name="L11">
        <text:list-item>
          <text:p text:style-name="P22">Es una función exclusiva para el tipo de usuario paciente.</text:p>
        </text:list-item>
        <text:list-item>
          <text:p text:style-name="P22">En el momento que el paciente accede al sistema y éste detecta que la pantalla en la que se ejecuta no ha sido registrada, ofrecerá la opción de registrar dicha pantalla con su respectiva calibración para gafas bicolor.</text:p>
        </text:list-item>
        <text:list-item>
          <text:p text:style-name="P22">Un paciente podrá modificar el nombre con el que registra e identifica a la pantalla además de la calibración de color que posee dicha pantalla.</text:p>
        </text:list-item>
        <text:list-item>
          <text:p text:style-name="P22">Existe la posibilidad, por parte del paciente, de eliminar toda la información relativa a una pantalla.</text:p>
        </text:list-item>
      </text:list>
      <text:h text:style-name="Heading_20_3" text:outline-level="3">Intercambio de mensajes</text:h>
      <text:list xml:id="list30679495" text:continue-list="list30697189" text:style-name="L7">
        <text:list-item>
          <text:list>
            <text:list-item>
              <text:list>
                <text:list-item>
                  <text:list>
                    <text:list-item>
                      <text:h text:style-name="P50" text:outline-level="4">Envío de solicitud</text:h>
                    </text:list-item>
                  </text:list>
                </text:list-item>
              </text:list>
            </text:list-item>
          </text:list>
        </text:list-item>
      </text:list>
      <text:list xml:id="list30696169" text:continue-list="list30674835" text:style-name="L11">
        <text:list-item>
          <text:p text:style-name="P22">El paciente podrá enviar solicitudes de seguimiento a cualquier especialista en el que este interesado, éste podrá seguir sus resultados y elaborar un tratamiento que se ajuste a sus necesidades.</text:p>
        </text:list-item>
        <text:list-item>
          <text:p text:style-name="P22">El especialista podrá también enviar solicitudes a determinados pacientes con los que quiera llevar un tratamiento.</text:p>
        </text:list-item>
        <text:list-item>
          <text:p text:style-name="P22">El paciente podrá aceptar o rechazar solicitudes enviadas por parte de especialistas pero el especialista no podrá rechazar ninguna solicitud por parte de cualquier paciente.</text:p>
        </text:list-item>
      </text:list>
      <text:list xml:id="list30679810" text:continue-list="list30679495" text:style-name="L7">
        <text:list-item>
          <text:list>
            <text:list-item>
              <text:list>
                <text:list-item>
                  <text:list>
                    <text:list-item>
                      <text:h text:style-name="P50" text:outline-level="4">Envío de sugerencia de juego</text:h>
                    </text:list-item>
                  </text:list>
                </text:list-item>
              </text:list>
            </text:list-item>
          </text:list>
        </text:list-item>
      </text:list>
      <text:list xml:id="list30693417" text:continue-list="list30696169" text:style-name="L11">
        <text:list-item>
          <text:p text:style-name="P22">El especialista podrá recomendar o sugerir que un determinado paciente debería de jugar a un determinado juego con una configuración preestablecida y configurada por parte del <text:soft-page-break/>especialista.</text:p>
        </text:list-item>
        <text:list-item>
          <text:p text:style-name="P22">Esta sugerencia podrá ser aceptada o ignorada por parte del cliente, en el caso de que sea aceptada el juego que el especialista determina adoptará la configuración establecida por éste, en caso que ignore la sugerencia de juego, ésta se almacenará en un histórico de sugerencias de juego pudiendo ser aceptada en cualquier momento.</text:p>
        </text:list-item>
      </text:list>
      <text:list xml:id="list30677134" text:continue-list="list30679810" text:style-name="L7">
        <text:list-item>
          <text:list>
            <text:list-item>
              <text:list>
                <text:list-item>
                  <text:list>
                    <text:list-item>
                      <text:h text:style-name="P50" text:outline-level="4">Envío de comentario</text:h>
                    </text:list-item>
                  </text:list>
                </text:list-item>
              </text:list>
            </text:list-item>
          </text:list>
        </text:list-item>
      </text:list>
      <text:list xml:id="list30684995" text:continue-list="list30693417" text:style-name="L11">
        <text:list-item>
          <text:p text:style-name="P22">Cualquier usuario y de cualquier tipo podrán intercambiar información entre ellos, solo podrá ser cadenas de texto.</text:p>
        </text:list-item>
        <text:list-item>
          <text:p text:style-name="P22">Estos mensajes quedarán almacenados en el sistema para que cualquier usuario puede ver la lista de todos sus mensajes.</text:p>
        </text:list-item>
      </text:list>
      <text:h text:style-name="Heading_20_2" text:outline-level="2">Requisitos no funcionales</text:h>
      <text:list xml:id="list30665363" text:style-name="L12">
        <text:list-item>
          <text:list>
            <text:list-item>
              <text:list>
                <text:list-item>
                  <text:list>
                    <text:list-item>
                      <text:h text:style-name="P52" text:outline-level="4">Interfaz gráfica</text:h>
                    </text:list-item>
                  </text:list>
                </text:list-item>
              </text:list>
            </text:list-item>
          </text:list>
        </text:list-item>
      </text:list>
      <text:list xml:id="list30682403" text:style-name="L13">
        <text:list-item>
          <text:p text:style-name="P29">El sistema debe aportar una interfaz gráfica amigable e intuitiva para facilitar el manejo a usuarios inexpertos.</text:p>
        </text:list-item>
        <text:list-item>
          <text:p text:style-name="P29">Cada tipo de usuario tendrá una interfaz propia cuya estructura y opciones dependerá de aquellas tareas que el tipo de usuario pueda realizar en el sistema.</text:p>
        </text:list-item>
      </text:list>
      <text:list xml:id="list30702889" text:continue-list="list30665363" text:style-name="L12">
        <text:list-item>
          <text:list>
            <text:list-item>
              <text:list>
                <text:list-item>
                  <text:list>
                    <text:list-item>
                      <text:h text:style-name="P53" text:outline-level="4"><text:span text:style-name="T10">Entorno</text:span> de programación</text:h>
                    </text:list-item>
                  </text:list>
                </text:list-item>
              </text:list>
            </text:list-item>
          </text:list>
        </text:list-item>
      </text:list>
      <text:list xml:id="list30689388" text:style-name="L14">
        <text:list-item>
          <text:p text:style-name="P30">Debido a las características del proyecto, una aplicación web, el proyecto deberá desarrollarse en su mayor parte, utilizando el lenguaje de programación JavaScript.</text:p>
        </text:list-item>
      </text:list>
      <text:list xml:id="list30687331" text:continue-list="list30702889" text:style-name="L12">
        <text:list-item>
          <text:list>
            <text:list-item>
              <text:list>
                <text:list-item>
                  <text:list>
                    <text:list-item>
                      <text:h text:style-name="P53" text:outline-level="4"><text:span text:style-name="T10">Usabilidad</text:span> y extensibilidad</text:h>
                    </text:list-item>
                  </text:list>
                </text:list-item>
              </text:list>
            </text:list-item>
          </text:list>
        </text:list-item>
      </text:list>
      <text:list xml:id="list30673782" text:style-name="L15">
        <text:list-item>
          <text:p text:style-name="P31">Con motivo de futuras incorporaciones de juegos al sistema, el diseño deberá permitir la incorporación de estos nuevos juegos de una manera fácil, simple y orde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equsito_20_de_20_información" style:display-name="Requsito de información" style:family="paragraph" style:parent-style-name="Heading" style:next-style-name="Text_20_body" style:default-outline-level="4" style:list-style-name="" style:class="text">
      <style:paragraph-properties>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quisito_20_funcional" style:display-name="Requisito funcional" style:family="paragraph" style:parent-style-name="Heading" style:next-style-name="Text_20_body" style:default-outline-level="4" style:list-style-name="" style:class="text"/>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Requisito_20_no_20_funcional" style:display-name="Requisito no funcional" style:family="paragraph" style:parent-style-name="Heading" style:next-style-name="Text_20_body" style:default-outline-level="4" style:list-style-name=""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6M4S</meta:editing-duration>
    <meta:editing-cycles>13</meta:editing-cycles>
    <meta:generator>OpenOffice.org/3.3$Win32 OpenOffice.org_project/330m20$Build-9567</meta:generator>
    <dc:date>2014-01-28T10:53:05.92</dc:date>
    <dc:creator>Manuel Navarro Pérez</dc:creator>
    <meta:document-statistic meta:table-count="0" meta:image-count="0" meta:object-count="0" meta:page-count="11" meta:paragraph-count="204" meta:word-count="3948" meta:character-count="24493"/>
    <meta:user-defined meta:name="Info 1"/>
    <meta:user-defined meta:name="Info 2"/>
    <meta:user-defined meta:name="Info 3"/>
    <meta:user-defined meta:name="Info 4"/>
  </office:meta>
</office:document-meta>
</file>